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center" style:justify-single-word="false" style:writing-mode="lr-tb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 style:writing-mode="lr-tb"/>
    </style:style>
    <style:style style:name="P4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Instituto Federal Sul-rio-grandense – Campus Camaquã</text:span></text:p>
      <text:p text:style-name="P1"><text:span text:style-name="T1">Disciplina: Banco de Dados II – Turma 2024</text:span></text:p>
      <text:p text:style-name="P2">Professor: Vinícius Alves Hax</text:p>
      <text:p text:style-name="P1"><text:span text:style-name="T1">Assunto: Revisão de modelagem de banco de dados</text:span></text:p>
      <text:p text:style-name="P1"/>
      <text:p text:style-name="P1"/>
      <text:p text:style-name="P1"/>
      <text:p text:style-name="P3">Exercício 1) Faça o diagrama ER (entidade-relacionamento) de um sistema acadêmico de uma escola. O seu sistema deverá permitir que sejam armazenadas as informações sobre os professores, alunos, disciplinas e notas (o sistema é anual com 4 notas em cada ano). Tanto para professores quanto alunos quanto disciplinas você poderá armazenar somente o nome. Para cada conjunto de notas você deverá armazenar também o ano em que uma disciplina foi ministrada. Um aluno poderá vir a se tornar um professor.</text:p>
      <text:p text:style-name="P3">Utilize um software de desenho de diagramas. Você pode usar o Miro ou outro de sua preferência.</text:p>
      <text:p text:style-name="P3"/>
      <text:p text:style-name="P3">Exercício 2) Crie o modelo lógico do diagrama anterior.</text:p>
      <text:p text:style-name="P3"/>
      <text:p text:style-name="P3">Exercício 3) Crie, a partir do modelo lógico, o modelo físico para o banco de dados PostgreSQ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Noto Serif CJK SC1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0T20:10:51.798688700</meta:creation-date>
    <dc:date>2024-03-20T20:54:27.119924000</dc:date>
    <meta:editing-cycles>5</meta:editing-cycles>
    <meta:editing-duration>PT32M51S</meta:editing-duration>
    <meta:document-statistic meta:table-count="0" meta:image-count="0" meta:object-count="0" meta:page-count="1" meta:paragraph-count="8" meta:word-count="147" meta:character-count="913" meta:non-whitespace-character-count="772"/>
    <meta:generator>LibreOffice/6.4.7.2$Linux_X86_64 LibreOffice_project/40$Build-2</meta:generator>
  </office:meta>
</office:document-meta>
</file>